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00CC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36">
      <style:table-cell-properties fo:border="thin solid #000000" style:vertical-align="automatic" fo:wrap-option="wrap" fo:background-color="#00CC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00CC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00CC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36">
      <style:table-cell-properties fo:border="thin solid #000000" style:vertical-align="automatic" fo:background-color="#CCFF00" style:repeat-content="false"/>
      <style:paragraph-properties fo:text-align="center"/>
    </style:style>
    <style:style style:name="ce9" style:family="table-cell" style:parent-style-name="Default" style:data-style-name="N38"/>
    <style:style style:name="T1" style:family="text" style:parent-style-name="Default">
      <style:text-properties fo:color="#000000" style:text-line-through-style="none" style:font-name="F" style:font-name-asian="F" style:font-name-complex="F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2pt" style:use-optimal-row-height="true" fo:break-before="auto"/>
    </style:style>
    <style:style style:name="ro3" style:family="table-row">
      <style:table-row-properties style:row-height="145.2pt" style:use-optimal-row-height="true" fo:break-before="auto"/>
    </style:style>
    <style:style style:name="ro4" style:family="table-row">
      <style:table-row-properties style:row-height="105.6pt" style:use-optimal-row-height="true" fo:break-before="auto"/>
    </style:style>
    <style:style style:name="ro5" style:family="table-row">
      <style:table-row-properties style:row-height="158.4pt" style:use-optimal-row-height="true" fo:break-before="auto"/>
    </style:style>
    <style:style style:name="ro6" style:family="table-row">
      <style:table-row-properties style:row-height="211.2pt" style:use-optimal-row-height="true" fo:break-before="auto"/>
    </style:style>
    <style:style style:name="ro7" style:family="table-row">
      <style:table-row-properties style:row-height="250.8pt" style:use-optimal-row-height="true" fo:break-before="auto"/>
    </style:style>
    <style:style style:name="ro8" style:family="table-row">
      <style:table-row-properties style:row-height="79.2pt" style:use-optimal-row-height="true" fo:break-before="auto"/>
    </style:style>
    <style:style style:name="ro9" style:family="table-row">
      <style:table-row-properties style:row-height="184.8pt" style:use-optimal-row-height="true" fo:break-before="auto"/>
    </style:style>
    <style:style style:name="ro10" style:family="table-row">
      <style:table-row-properties style:row-height="277.8pt" style:use-optimal-row-height="true" fo:break-before="auto"/>
    </style:style>
    <style:style style:name="ro11" style:family="table-row">
      <style:table-row-properties style:row-height="26.4pt" style:use-optimal-row-height="true" fo:break-before="auto"/>
    </style:style>
    <style:style style:name="ro12" style:family="table-row">
      <style:table-row-properties style:row-height="39.6pt" style:use-optimal-row-height="true" fo:break-before="auto"/>
    </style:style>
    <style:style style:name="ro13" style:family="table-row">
      <style:table-row-properties style:row-height="52.8pt" style:use-optimal-row-height="true" fo:break-before="auto"/>
    </style:style>
    <style:style style:name="ro14" style:family="table-row">
      <style:table-row-properties style:row-height="92.4pt" style:use-optimal-row-height="true" fo:break-before="auto"/>
    </style:style>
    <style:style style:name="ro15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Référence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Quantité</text:p>
          </table:table-cell>
          <table:table-cell office:value-type="string" table:style-name="ce2">
            <text:p>Prix HT (€)</text:p>
          </table:table-cell>
          <table:table-cell office:value-type="string" table:style-name="ce2">
            <text:p>TVA (20%) (€)</text:p>
          </table:table-cell>
          <table:table-cell office:value-type="string" table:style-name="ce2">
            <text:p>Prix TTC (€)</text:p>
          </table:table-cell>
          <table:table-cell office:value-type="string" table:style-name="ce2">
            <text:p>Livraison (€)</text:p>
          </table:table-cell>
          <table:table-cell office:value-type="string" table:style-name="ce2">
            <text:p>Total (€)</text:p>
          </table:table-cell>
          <table:table-cell office:value-type="string" table:style-name="ce2">
            <text:p>Fournisseur</text:p>
          </table:table-cell>
          <table:table-cell office:value-type="string" table:style-name="ce2">
            <text:p>URL Produit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C1</text:p>
          </table:table-cell>
          <table:table-cell office:value-type="string" table:style-name="ce3">
            <text:p>Batterie 12V 100Ah 920A STECO 209</text:p>
          </table:table-cell>
          <table:table-cell office:value-type="float" office:value="1" table:style-name="ce3">
            <text:p>1</text:p>
          </table:table-cell>
          <table:table-cell office:value-type="currency" office:value="83.25" table:formula="of:=83.25" table:style-name="ce4">
            <text:p>83,25 €</text:p>
          </table:table-cell>
          <table:table-cell office:value-type="currency" office:value="16.650000000000002" table:formula="of:=[.D2]*0.2" table:style-name="ce4">
            <text:p>16,65 €</text:p>
          </table:table-cell>
          <table:table-cell office:value-type="currency" office:value="99.9" table:formula="of:=[.D2]+[.E2]" table:style-name="ce4">
            <text:p>99,90 €</text:p>
          </table:table-cell>
          <table:table-cell office:value-type="currency" office:value="15.5" table:style-name="ce4">
            <text:p>15,50 €</text:p>
          </table:table-cell>
          <table:table-cell office:value-type="currency" office:value="115.4" table:style-name="ce4">
            <text:p>115,40 €</text:p>
          </table:table-cell>
          <table:table-cell office:value-type="string" table:style-name="ce3">
            <text:p>ManoMano</text:p>
          </table:table-cell>
          <table:table-cell office:value-type="string" table:style-name="ce3">
            <text:p><text:a xlink:href="https://www.manomano.fr/p/batterie-12v-100ah-920a-353x175x190-gamme-rouge-steco-premier-stecopower-209-40200391">https://www.manomano.fr/p/batterie-12v-100ah-920a-353x175x190-gamme-rouge-steco-premier-stecopower-209-40200391</text:a>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C2</text:p>
          </table:table-cell>
          <table:table-cell office:value-type="string" table:style-name="ce3">
            <text:p>Convertisseur 12V vers 220V/110V Allume-cigare 500W</text:p>
          </table:table-cell>
          <table:table-cell office:value-type="float" office:value="1" table:style-name="ce3">
            <text:p>1</text:p>
          </table:table-cell>
          <table:table-cell office:value-type="currency" office:value="54.16" table:formula="of:=54.16" table:style-name="ce4">
            <text:p>54,16 €</text:p>
          </table:table-cell>
          <table:table-cell office:value-type="currency" office:value="10.832000000000001" table:formula="of:=[.D3]*0.2" table:style-name="ce4">
            <text:p>10,83 €</text:p>
          </table:table-cell>
          <table:table-cell office:value-type="currency" office:value="64.99199999999999" table:formula="of:=[.D3]+[.E3]" table:style-name="ce4">
            <text:p>64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64.99199999999999" table:formula="of:=[.G3]+[.F3]" table:style-name="ce4">
            <text:p>64,99 €</text:p>
          </table:table-cell>
          <table:table-cell office:value-type="string" table:style-name="ce3">
            <text:p>Cdiscount</text:p>
          </table:table-cell>
          <table:table-cell office:value-type="string" table:style-name="ce3">
            <text:p><text:a xlink:href="https://www.cdiscount.com/auto/equipement-auto/td-r-convertisseur-transformateur-de-tension-12v/f-1330101-tec5440648432460.html">https://www.cdiscount.com/auto/equipement-auto/td-r-convertisseur-transformateur-de-tension-12v/f-1330101-tec5440648432460.html</text:a>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C3</text:p>
          </table:table-cell>
          <table:table-cell office:value-type="string" table:style-name="ce3">
            <text:p>Chargeur maintien de charge 6/12V 1A AUTOBEST</text:p>
          </table:table-cell>
          <table:table-cell office:value-type="float" office:value="1" table:style-name="ce3">
            <text:p>1</text:p>
          </table:table-cell>
          <table:table-cell office:value-type="currency" office:value="20.83" table:formula="of:=20.83" table:style-name="ce4">
            <text:p>20,83 €</text:p>
          </table:table-cell>
          <table:table-cell office:value-type="currency" office:value="4.1659999999999995" table:formula="of:=[.D4]*0.2" table:style-name="ce4">
            <text:p>4,17 €</text:p>
          </table:table-cell>
          <table:table-cell office:value-type="currency" office:value="24.995999999999999" table:formula="of:=[.D4]+[.E4]" table:style-name="ce4">
            <text:p>25,0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24.995999999999999" table:formula="of:=[.G4]+[.F4]" table:style-name="ce4">
            <text:p>25,00 €</text:p>
          </table:table-cell>
          <table:table-cell office:value-type="string" table:style-name="ce3">
            <text:p>Entrepôt du Bricolage</text:p>
          </table:table-cell>
          <table:table-cell office:value-type="string" table:style-name="ce3">
            <text:p><text:a xlink:href="https://www.entrepot-du-bricolage.fr/p/pr-chargeur-maintien-de-charge-6-12v-1a-autobest-1080986">https://www.entrepot-du-bricolage.fr/p/pr-chargeur-maintien-de-charge-6-12v-1a-autobest-1080986</text:a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C4</text:p>
          </table:table-cell>
          <table:table-cell office:value-type="string" table:style-name="ce3">
            <text:p>Disjoncteur ComPacT NSX100F MicroLogic 2.2 100A 3P3D 36kA</text:p>
          </table:table-cell>
          <table:table-cell office:value-type="float" office:value="1" table:style-name="ce3">
            <text:p>1</text:p>
          </table:table-cell>
          <table:table-cell office:value-type="currency" office:value="229" table:formula="of:=229" table:style-name="ce4">
            <text:p>229,00 €</text:p>
          </table:table-cell>
          <table:table-cell office:value-type="currency" office:value="45.800000000000004" table:formula="of:=[.D5]*0.2" table:style-name="ce4">
            <text:p>45,80 €</text:p>
          </table:table-cell>
          <table:table-cell office:value-type="currency" office:value="274.8" table:formula="of:=[.D5]+[.E5]" table:style-name="ce4">
            <text:p>274,8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274.8" table:formula="of:=[.G5]+[.F5]" table:style-name="ce4">
            <text:p>274,80 €</text:p>
          </table:table-cell>
          <table:table-cell office:value-type="string" table:style-name="ce3">
            <text:p>One-Elec</text:p>
          </table:table-cell>
          <table:table-cell office:value-type="string" table:style-name="ce3">
            <text:p><text:a xlink:href="https://www.one-elec.com/c10f32d100-compact-nsx100f-disjoncteur-micrologic-2-2-100a-3p3d-36ka-fixe-schneider.html">https://www.one-elec.com/c10f32d100-compact-nsx100f-disjoncteur-micrologic-2-2-100a-3p3d-36ka-fixe-schneider.html</text:a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C5</text:p>
          </table:table-cell>
          <table:table-cell office:value-type="string" table:style-name="ce3">
            <text:p>Interrupteur-sectionneur TeSys VCF 3P 690V 63A</text:p>
          </table:table-cell>
          <table:table-cell office:value-type="float" office:value="1" table:style-name="ce3">
            <text:p>1</text:p>
          </table:table-cell>
          <table:table-cell office:value-type="currency" office:value="36.729999999999997" table:formula="of:=36.73" table:style-name="ce4">
            <text:p>36,73 €</text:p>
          </table:table-cell>
          <table:table-cell office:value-type="currency" office:value="7.3460000000000001" table:formula="of:=[.D6]*0.2" table:style-name="ce4">
            <text:p>7,35 €</text:p>
          </table:table-cell>
          <table:table-cell office:value-type="currency" office:value="44.075999999999993" table:formula="of:=[.D6]+[.E6]" table:style-name="ce4">
            <text:p>44,08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44.075999999999993" table:formula="of:=[.G6]+[.F6]" table:style-name="ce4">
            <text:p>44,08 €</text:p>
          </table:table-cell>
          <table:table-cell office:value-type="string" table:style-name="ce3">
            <text:p>ALM Automation</text:p>
          </table:table-cell>
          <table:table-cell office:value-type="string" table:style-name="ce3">
            <text:p><text:a xlink:href="https://alm-automation.fr/fr/interrupteurs-sectionneurs/15272-vcf3-tesys-vcf-inter-sectionneur-3p-690v-63a-poignee-rouge-cadenassable-schneider-3389110165999.html">https://alm-automation.fr/fr/interrupteurs-sectionneurs/15272-vcf3-tesys-vcf-inter-sectionneur-3p-690v-63a-poignee-rouge-cadenassable-schneider-3389110165999.html</text:a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C6</text:p>
          </table:table-cell>
          <table:table-cell office:value-type="string" table:style-name="ce3">
            <text:p>Disjoncteur ComPacT NSX100F MicroLogic 2.2 100A 3P3D 36kA</text:p>
          </table:table-cell>
          <table:table-cell office:value-type="float" office:value="1" table:style-name="ce3">
            <text:p>1</text:p>
          </table:table-cell>
          <table:table-cell office:value-type="currency" office:value="229" table:formula="of:=229" table:style-name="ce4">
            <text:p>229,00 €</text:p>
          </table:table-cell>
          <table:table-cell office:value-type="currency" office:value="45.800000000000004" table:formula="of:=[.D7]*0.2" table:style-name="ce4">
            <text:p>45,80 €</text:p>
          </table:table-cell>
          <table:table-cell office:value-type="currency" office:value="274.8" table:formula="of:=[.D7]+[.E7]" table:style-name="ce4">
            <text:p>274,8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274.8" table:formula="of:=[.G7]+[.F7]" table:style-name="ce4">
            <text:p>274,80 €</text:p>
          </table:table-cell>
          <table:table-cell office:value-type="string" table:style-name="ce3">
            <text:p>One-Elec</text:p>
          </table:table-cell>
          <table:table-cell office:value-type="string" table:style-name="ce3">
            <text:p><text:a xlink:href="https://www.one-elec.com/c10f32d100-compact-nsx100f-disjoncteur-micrologic-2-2-100a-3p3d-36ka-fixe-schneider.html">https://www.one-elec.com/c10f32d100-compact-nsx100f-disjoncteur-micrologic-2-2-100a-3p3d-36ka-fixe-schneider.html</text:a></text:p>
          </table:table-cell>
          <table:table-cell table:number-columns-repeated="16374"/>
        </table:table-row>
        <table:table-row table:style-name="ro7">
          <table:table-cell office:value-type="string" table:style-name="ce3">
            <text:p>C7</text:p>
          </table:table-cell>
          <table:table-cell office:value-type="string" table:style-name="ce3">
            <text:p>Prise socle 3P+T 32A femelle rouge IP67</text:p>
          </table:table-cell>
          <table:table-cell office:value-type="float" office:value="1" table:style-name="ce3">
            <text:p>1</text:p>
          </table:table-cell>
          <table:table-cell office:value-type="currency" office:value="33.89" table:formula="of:=33.89" table:style-name="ce4">
            <text:p>33,89 €</text:p>
          </table:table-cell>
          <table:table-cell office:value-type="currency" office:value="6.7780000000000005" table:formula="of:=[.D8]*0.2" table:style-name="ce4">
            <text:p>6,78 €</text:p>
          </table:table-cell>
          <table:table-cell office:value-type="currency" office:value="40.667999999999999" table:formula="of:=[.D8]+[.E8]" table:style-name="ce4">
            <text:p>40,67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40.667999999999999" table:formula="of:=[.G8]+[.F8]" table:style-name="ce4">
            <text:p>40,67 €</text:p>
          </table:table-cell>
          <table:table-cell office:value-type="string" table:style-name="ce3">
            <text:p>Elec-Destock</text:p>
          </table:table-cell>
          <table:table-cell office:value-type="string" table:style-name="ce3">
            <text:p><text:a xlink:href="https://elec-destock.fr/prises-industrielles/38388-prise-socle-a-encastrer-verrouillable-3pt-32a-femelle-rouge-380-415v-50-60hz-136x125mm-avec-porte-fusible-6h-etanche-ip67-omnia-8001636111308.html">https://elec-destock.fr/prises-industrielles/38388-prise-socle-a-encastrer-verrouillable-3pt-32a-femelle-rouge-380-415v-50-60hz-136x125mm-avec-porte-fusible-6h-etanche-ip67-omnia-8001636111308.html</text:a></text:p>
          </table:table-cell>
          <table:table-cell table:number-columns-repeated="16374"/>
        </table:table-row>
        <table:table-row table:style-name="ro5">
          <table:table-cell office:value-type="string" table:style-name="ce3">
            <text:p>C8</text:p>
          </table:table-cell>
          <table:table-cell office:value-type="string" table:style-name="ce3">
            <text:p>Commutateur de transfert automatique TransferPact 63A 4P LCD</text:p>
          </table:table-cell>
          <table:table-cell office:value-type="float" office:value="1" table:style-name="ce3">
            <text:p>1</text:p>
          </table:table-cell>
          <table:table-cell office:value-type="currency" office:value="1358.27" table:formula="of:=1358.27" table:style-name="ce4">
            <text:p>1 358,27 €</text:p>
          </table:table-cell>
          <table:table-cell office:value-type="currency" office:value="271.654" table:formula="of:=[.D9]*0.2" table:style-name="ce4">
            <text:p>271,65 €</text:p>
          </table:table-cell>
          <table:table-cell office:value-type="currency" office:value="1629.924" table:formula="of:=[.D9]+[.E9]" table:style-name="ce4">
            <text:p>1 629,92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629.924" table:formula="of:=[.G9]+[.F9]" table:style-name="ce4">
            <text:p>1 629,92 €</text:p>
          </table:table-cell>
          <table:table-cell office:value-type="string" table:style-name="ce3">
            <text:p>One-Elec</text:p>
          </table:table-cell>
          <table:table-cell office:value-type="string" table:style-name="ce3">
            <text:p><text:a xlink:href="https://www.one-elec.com/ta10d4l0634tpe-transferpact-active-ta100-inverseur-de-sources-lcd-63a-4p-400vca-schneider.html">https://www.one-elec.com/ta10d4l0634tpe-transferpact-active-ta100-inverseur-de-sources-lcd-63a-4p-400vca-schneider.html</text:a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C9</text:p>
          </table:table-cell>
          <table:table-cell office:value-type="string" table:style-name="ce3">
            <text:p>Variateur de vitesse mono 0,75kW 4A 220V</text:p>
          </table:table-cell>
          <table:table-cell office:value-type="float" office:value="1" table:style-name="ce3">
            <text:p>1</text:p>
          </table:table-cell>
          <table:table-cell office:value-type="currency" office:value="141.25" table:formula="of:=141.25" table:style-name="ce4">
            <text:p>141,25 €</text:p>
          </table:table-cell>
          <table:table-cell office:value-type="currency" office:value="28.25" table:formula="of:=[.D10]*0.2" table:style-name="ce4">
            <text:p>28,25 €</text:p>
          </table:table-cell>
          <table:table-cell office:value-type="currency" office:value="169.5" table:formula="of:=[.D10]+[.E10]" table:style-name="ce4">
            <text:p>169,5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69.5" table:formula="of:=[.G10]+[.F10]" table:style-name="ce4">
            <text:p>169,50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300-variateur-de-frequence-monophase">https://www.em-distribution.fr/300-variateur-de-frequence-monophase</text:a></text:p>
          </table:table-cell>
          <table:table-cell table:number-columns-repeated="16374"/>
        </table:table-row>
        <table:table-row table:style-name="ro9">
          <table:table-cell office:value-type="string" table:style-name="ce3">
            <text:p>C10</text:p>
          </table:table-cell>
          <table:table-cell office:value-type="string" table:style-name="ce3">
            <text:p>Commutateur démarrage moteur mono 1,5kW 16A – CK1008</text:p>
          </table:table-cell>
          <table:table-cell office:value-type="float" office:value="1" table:style-name="ce3">
            <text:p>1</text:p>
          </table:table-cell>
          <table:table-cell office:value-type="currency" office:value="13.33" table:formula="of:=13.33" table:style-name="ce4">
            <text:p>13,33 €</text:p>
          </table:table-cell>
          <table:table-cell office:value-type="currency" office:value="2.6660000000000004" table:formula="of:=[.D11]*0.2" table:style-name="ce4">
            <text:p>2,67 €</text:p>
          </table:table-cell>
          <table:table-cell office:value-type="currency" office:value="15.996" table:formula="of:=[.D11]+[.E11]" table:style-name="ce4">
            <text:p>16,0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5.996" table:formula="of:=[.G11]+[.F11]" table:style-name="ce4">
            <text:p>16,00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commutateur-de-demarrage-moteur-monophase-ck08/2360-commutateur-demarrage-pour-moteurs-monophases-jusqu-a-15-kw-16-a.html">https://www.em-distribution.fr/commutateur-de-demarrage-moteur-monophase-ck08/2360-commutateur-demarrage-pour-moteurs-monophases-jusqu-a-15-kw-16-a.html</text:a></text:p>
          </table:table-cell>
          <table:table-cell table:number-columns-repeated="16374"/>
        </table:table-row>
        <table:table-row table:style-name="ro6">
          <table:table-cell office:value-type="string" table:style-name="ce3">
            <text:p>C11</text:p>
          </table:table-cell>
          <table:table-cell office:value-type="string" table:style-name="ce3">
            <text:p>Disjoncteur magnéto-thermique moteur 2,5-4A – TM2-E08</text:p>
          </table:table-cell>
          <table:table-cell office:value-type="float" office:value="1" table:style-name="ce3">
            <text:p>1</text:p>
          </table:table-cell>
          <table:table-cell office:value-type="currency" office:value="26.66" table:formula="of:=26.66" table:style-name="ce4">
            <text:p>26,66 €</text:p>
          </table:table-cell>
          <table:table-cell office:value-type="currency" office:value="5.3320000000000007" table:formula="of:=[.D12]*0.2" table:style-name="ce4">
            <text:p>5,33 €</text:p>
          </table:table-cell>
          <table:table-cell office:value-type="currency" office:value="31.992000000000001" table:formula="of:=[.D12]+[.E12]" table:style-name="ce4">
            <text:p>31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31.992000000000001" table:formula="of:=[.G12]+[.F12]" table:style-name="ce4">
            <text:p>31,99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disjoncteur-magneto-thermique-pour-moteur-electrique/2483-disjoncteur-magneto-thermique-tm2-e08-2-5-a-4a-disjoncteur-moteur.html">https://www.em-distribution.fr/disjoncteur-magneto-thermique-pour-moteur-electrique/2483-disjoncteur-magneto-thermique-tm2-e08-2-5-a-4a-disjoncteur-moteur.html</text:a></text:p>
          </table:table-cell>
          <table:table-cell table:number-columns-repeated="16374"/>
        </table:table-row>
        <table:table-row table:style-name="ro3">
          <table:table-cell office:value-type="string" table:style-name="ce3">
            <text:p>C12</text:p>
          </table:table-cell>
          <table:table-cell office:value-type="string" table:style-name="ce3">
            <text:p>Câble HO7RN-F 3G2,5 mm² souple (10 mètres)</text:p>
          </table:table-cell>
          <table:table-cell office:value-type="float" office:value="10" table:style-name="ce3">
            <text:p>10</text:p>
          </table:table-cell>
          <table:table-cell office:value-type="currency" office:value="1.65" table:formula="of:=1.65" table:style-name="ce4">
            <text:p>1,65 €</text:p>
          </table:table-cell>
          <table:table-cell office:value-type="currency" office:value="0.33" table:formula="of:=[.D13]*0.2" table:style-name="ce4">
            <text:p>0,33 €</text:p>
          </table:table-cell>
          <table:table-cell office:value-type="currency" office:value="19.8" table:formula="of:=([.D13]+[.E13])*[.C13]" table:style-name="ce4">
            <text:p>19,8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9.8" table:formula="of:=[.G13]+[.F13]" table:style-name="ce4">
            <text:p>19,80 €</text:p>
          </table:table-cell>
          <table:table-cell office:value-type="string" table:style-name="ce3">
            <text:p>Achat Électrique</text:p>
          </table:table-cell>
          <table:table-cell office:value-type="string" table:style-name="ce3">
            <text:p><text:a xlink:href="https://www.achat-electrique.com/fr/5586-cable-ho7rnf-3g2-5mm-souple-vente-au-metre-ou-a-la-couronne.html">https://www.achat-electrique.com/fr/5586-cable-ho7rnf-3g2-5mm-souple-vente-au-metre-ou-a-la-couronne.html</text:a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C13</text:p>
          </table:table-cell>
          <table:table-cell office:value-type="string" table:style-name="ce5">
            <text:p>Armoire de Distribution Industrielle IP66</text:p>
          </table:table-cell>
          <table:table-cell office:value-type="float" office:value="1" table:formula="of:=1" table:style-name="ce3">
            <text:p>1</text:p>
          </table:table-cell>
          <table:table-cell office:value-type="currency" office:value="480.5" table:formula="of:=480.5" table:style-name="ce4">
            <text:p>480,50 €</text:p>
          </table:table-cell>
          <table:table-cell office:value-type="currency" office:value="96.100000000000009" table:formula="of:=[.D14]*0.2" table:style-name="ce4">
            <text:p>96,10 €</text:p>
          </table:table-cell>
          <table:table-cell office:value-type="currency" office:value="576.6" table:formula="of:=([.D14]+[.E14])*[.C14]" table:style-name="ce4">
            <text:p>576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76.6" table:formula="of:=[.G14]+[.F14]" table:style-name="ce4">
            <text:p>576,60 €</text:p>
          </table:table-cell>
          <table:table-cell office:value-type="string" table:style-name="ce3">
            <text:p>Schneider Electric (ou distributeurs locaux) /<text:s/><text:span text:style-name="T1">One-</text:span><text:span text:style-name="T1">Elec.com</text:span></text:p>
          </table:table-cell>
          <table:table-cell office:value-type="string" table:style-name="ce3">
            <text:p>https://www.se.com/fr/fr/product/NSYPLM108G/panelset-coffret-polyester-1056x852x350-ip66-ral-7035/ / https://www.one-elec.com/nsyplm108g-thalassa-plm-coffret-polyester-1056x852x350-ip66-ral-7035-schneider.html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6">
            <text:p>-</text:p>
          </table:table-cell>
          <table:table-cell office:value-type="float" office:value="22" table:formula="of:=SUM([.C2:.C14])" table:style-name="ce6">
            <text:p>22</text:p>
          </table:table-cell>
          <table:table-cell office:value-type="float" office:value="2708.52" table:formula="of:=SUM([.D2:.D14])" table:style-name="ce6">
            <text:p>2708,52</text:p>
          </table:table-cell>
          <table:table-cell office:value-type="float" office:value="541.70399999999995" table:formula="of:=SUM([.E2:.E14])" table:style-name="ce6">
            <text:p>541,704</text:p>
          </table:table-cell>
          <table:table-cell office:value-type="float" office:value="3268.0440000000003" table:formula="of:=SUM([.F2:.F14])" table:style-name="ce6">
            <text:p>3268,044</text:p>
          </table:table-cell>
          <table:table-cell office:value-type="float" office:value="15.5" table:formula="of:=SUM([.G2:.G14])" table:style-name="ce6">
            <text:p>15,5</text:p>
          </table:table-cell>
          <table:table-cell office:value-type="float" office:value="3283.5440000000003" table:formula="of:=SUM([.H2:.H14])" table:style-name="ce6">
            <text:p>3283,54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V2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1">
          <table:table-cell office:value-type="string" table:style-name="ce2">
            <text:p>Réf.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Qté</text:p>
          </table:table-cell>
          <table:table-cell office:value-type="string" table:style-name="ce2">
            <text:p>Prix HT (€)</text:p>
          </table:table-cell>
          <table:table-cell office:value-type="string" table:style-name="ce2">
            <text:p>TVA (20%)</text:p>
          </table:table-cell>
          <table:table-cell office:value-type="string" table:style-name="ce2">
            <text:p>Prix TTC (€)</text:p>
          </table:table-cell>
          <table:table-cell office:value-type="string" table:style-name="ce2">
            <text:p>Livraison (€)</text:p>
          </table:table-cell>
          <table:table-cell office:value-type="string" table:style-name="ce2">
            <text:p>Prix Total (€)</text:p>
          </table:table-cell>
          <table:table-cell office:value-type="string" table:style-name="ce2">
            <text:p>Fournisseur</text:p>
          </table:table-cell>
          <table:table-cell office:value-type="string" table:style-name="ce2">
            <text:p>Lien</text:p>
          </table:table-cell>
          <table:table-cell table:number-columns-repeated="16374"/>
        </table:table-row>
        <table:table-row table:style-name="ro12">
          <table:table-cell office:value-type="string" table:style-name="ce3">
            <text:p>C1</text:p>
          </table:table-cell>
          <table:table-cell office:value-type="string" table:style-name="ce3">
            <text:p>Batterie YETI 12V 100Ah 920A L5 n°36</text:p>
          </table:table-cell>
          <table:table-cell office:value-type="float" office:value="1" table:style-name="ce3">
            <text:p>1</text:p>
          </table:table-cell>
          <table:table-cell office:value-type="currency" office:value="99.99" table:formula="of:=99.99" table:style-name="ce4">
            <text:p>99,99 €</text:p>
          </table:table-cell>
          <table:table-cell office:value-type="currency" office:value="19.998000000000001" table:formula="of:=[.D2]*0.2" table:style-name="ce4">
            <text:p>20,00 €</text:p>
          </table:table-cell>
          <table:table-cell office:value-type="currency" office:value="119.988" table:formula="of:=([.D2]+[.E2])*[.C2]" table:style-name="ce4">
            <text:p>119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19.988" table:formula="of:=[.F2]+[.G2]" table:style-name="ce4">
            <text:p>119,99 €</text:p>
          </table:table-cell>
          <table:table-cell office:value-type="string" table:style-name="ce3">
            <text:p>Carter-Cash</text:p>
          </table:table-cell>
          <table:table-cell office:value-type="string" table:style-name="ce3">
            <text:p><text:a xlink:href="https://www.carter-cash.com/pieces-auto/p/yeti-batterie-12v-100amp-920a-l5-n36-22806697/1000022898">Lien</text:a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C2</text:p>
          </table:table-cell>
          <table:table-cell office:value-type="string" table:style-name="ce3">
            <text:p>Convertisseur transformateur de tension 12V 220V-110 Allume Cigare</text:p>
          </table:table-cell>
          <table:table-cell office:value-type="float" office:value="1" table:style-name="ce3">
            <text:p>1</text:p>
          </table:table-cell>
          <table:table-cell office:value-type="currency" office:value="24.99" table:formula="of:=24.99" table:style-name="ce4">
            <text:p>24,99 €</text:p>
          </table:table-cell>
          <table:table-cell office:value-type="currency" office:value="4.9980000000000002" table:formula="of:=[.D3]*0.2" table:style-name="ce4">
            <text:p>5,00 €</text:p>
          </table:table-cell>
          <table:table-cell office:value-type="currency" office:value="29.988" table:formula="of:=([.D3]+[.E3])*[.C3]" table:style-name="ce4">
            <text:p>29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29.988" table:formula="of:=[.F3]+[.G3]" table:style-name="ce4">
            <text:p>29,99 €</text:p>
          </table:table-cell>
          <table:table-cell office:value-type="string" table:style-name="ce3">
            <text:p>Cdiscount</text:p>
          </table:table-cell>
          <table:table-cell office:value-type="string" table:style-name="ce3">
            <text:p><text:a xlink:href="https://www.cdiscount.com/auto/equipement-auto/td-r-convertisseur-transformateur-de-tension-12v/f-1330101-tec5440648432460.html">Lien</text:a>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C3</text:p>
          </table:table-cell>
          <table:table-cell office:value-type="string" table:style-name="ce3">
            <text:p>Maintien charge automatique 6/12V 1A</text:p>
          </table:table-cell>
          <table:table-cell office:value-type="float" office:value="1" table:style-name="ce3">
            <text:p>1</text:p>
          </table:table-cell>
          <table:table-cell office:value-type="currency" office:value="14.99" table:formula="of:=14.99" table:style-name="ce4">
            <text:p>14,99 €</text:p>
          </table:table-cell>
          <table:table-cell office:value-type="currency" office:value="2.9980000000000002" table:formula="of:=[.D4]*0.2" table:style-name="ce4">
            <text:p>3,00 €</text:p>
          </table:table-cell>
          <table:table-cell office:value-type="currency" office:value="17.988" table:formula="of:=([.D4]+[.E4])*[.C4]" table:style-name="ce4">
            <text:p>17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7.988" table:formula="of:=[.F4]+[.G4]" table:style-name="ce4">
            <text:p>17,99 €</text:p>
          </table:table-cell>
          <table:table-cell office:value-type="string" table:style-name="ce3">
            <text:p>Carter-Cash</text:p>
          </table:table-cell>
          <table:table-cell office:value-type="string" table:style-name="ce3">
            <text:p><text:a xlink:href="https://www.carter-cash.com/accessoires/p/maintien-charge-automatique-6-12v-1a-22118615">Lien</text:a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C4</text:p>
          </table:table-cell>
          <table:table-cell office:value-type="string" table:style-name="ce3">
            <text:p>ComPacT NSX100F - Disjoncteur - MicroLogic 2.2 100A - 3P3D - 36kA – fixe</text:p>
          </table:table-cell>
          <table:table-cell office:value-type="float" office:value="1" table:style-name="ce3">
            <text:p>1</text:p>
          </table:table-cell>
          <table:table-cell office:value-type="currency" office:value="250" table:formula="of:=250" table:style-name="ce4">
            <text:p>250,00 €</text:p>
          </table:table-cell>
          <table:table-cell office:value-type="currency" office:value="50" table:formula="of:=[.D5]*0.2" table:style-name="ce4">
            <text:p>50,00 €</text:p>
          </table:table-cell>
          <table:table-cell office:value-type="currency" office:value="300" table:formula="of:=([.D5]+[.E5])*[.C5]" table:style-name="ce4">
            <text:p>300,0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300" table:formula="of:=[.F5]+[.G5]" table:style-name="ce4">
            <text:p>300,00 €</text:p>
          </table:table-cell>
          <table:table-cell office:value-type="string" table:style-name="ce3">
            <text:p>Schneider Electric</text:p>
          </table:table-cell>
          <table:table-cell office:value-type="string" table:style-name="ce3">
            <text:p><text:a xlink:href="https://www.se.com/fr/fr/product/C10F32D100/compact-nsx100f-disjoncteur-micrologic-2-2-100a-3p3d-36ka-fixe/">Lien</text:a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C5</text:p>
          </table:table-cell>
          <table:table-cell office:value-type="string" table:style-name="ce3">
            <text:p>TeSys VCF - Interrupteur-sectionneur 3P - 690V 63A - poignée rouge cadenassable</text:p>
          </table:table-cell>
          <table:table-cell office:value-type="float" office:value="1" table:style-name="ce3">
            <text:p>1</text:p>
          </table:table-cell>
          <table:table-cell office:value-type="currency" office:value="49.99" table:formula="of:=49.99" table:style-name="ce4">
            <text:p>49,99 €</text:p>
          </table:table-cell>
          <table:table-cell office:value-type="currency" office:value="9.9980000000000011" table:formula="of:=[.D6]*0.2" table:style-name="ce4">
            <text:p>10,00 €</text:p>
          </table:table-cell>
          <table:table-cell office:value-type="currency" office:value="59.988" table:formula="of:=([.D6]+[.E6])*[.C6]" table:style-name="ce4">
            <text:p>59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59.988" table:formula="of:=[.F6]+[.G6]" table:style-name="ce4">
            <text:p>59,99 €</text:p>
          </table:table-cell>
          <table:table-cell office:value-type="string" table:style-name="ce3">
            <text:p>Schneider Electric</text:p>
          </table:table-cell>
          <table:table-cell office:value-type="string" table:style-name="ce3">
            <text:p><text:a xlink:href="https://www.se.com/fr/fr/product/VCF3/tesys-vcf-inter-sectionneur-3p-690v-63a-poignée-rouge-cadenassable/">Lien</text:a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C6</text:p>
          </table:table-cell>
          <table:table-cell office:value-type="string" table:style-name="ce3">
            <text:p>ComPacT NSX100F - Disjoncteur - MicroLogic 2.2 100A - 3P3D - 36kA – fixe</text:p>
          </table:table-cell>
          <table:table-cell office:value-type="float" office:value="1" table:style-name="ce3">
            <text:p>1</text:p>
          </table:table-cell>
          <table:table-cell office:value-type="currency" office:value="250" table:formula="of:=250" table:style-name="ce4">
            <text:p>250,00 €</text:p>
          </table:table-cell>
          <table:table-cell office:value-type="currency" office:value="50" table:formula="of:=[.D7]*0.2" table:style-name="ce4">
            <text:p>50,00 €</text:p>
          </table:table-cell>
          <table:table-cell office:value-type="currency" office:value="300" table:formula="of:=([.D7]+[.E7])*[.C7]" table:style-name="ce4">
            <text:p>300,0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300" table:formula="of:=[.F7]+[.G7]" table:style-name="ce4">
            <text:p>300,00 €</text:p>
          </table:table-cell>
          <table:table-cell office:value-type="string" table:style-name="ce3">
            <text:p>Schneider Electric</text:p>
          </table:table-cell>
          <table:table-cell office:value-type="string" table:style-name="ce3">
            <text:p><text:a xlink:href="https://www.se.com/fr/fr/product/C10F32D100/compact-nsx100f-disjoncteur-micrologic-2-2-100a-3p3d-36ka-fixe/">Lien</text:a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C7</text:p>
          </table:table-cell>
          <table:table-cell office:value-type="string" table:style-name="ce3">
            <text:p>Prise socle à encastrer verrouillable 3P+T 32A femelle rouge 380-415V 50-60Hz</text:p>
          </table:table-cell>
          <table:table-cell office:value-type="float" office:value="1" table:style-name="ce3">
            <text:p>1</text:p>
          </table:table-cell>
          <table:table-cell office:value-type="currency" office:value="39.99" table:formula="of:=39.99" table:style-name="ce4">
            <text:p>39,99 €</text:p>
          </table:table-cell>
          <table:table-cell office:value-type="currency" office:value="7.9980000000000011" table:formula="of:=[.D8]*0.2" table:style-name="ce4">
            <text:p>8,00 €</text:p>
          </table:table-cell>
          <table:table-cell office:value-type="currency" office:value="47.988" table:formula="of:=([.D8]+[.E8])*[.C8]" table:style-name="ce4">
            <text:p>47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47.988" table:formula="of:=[.F8]+[.G8]" table:style-name="ce4">
            <text:p>47,99 €</text:p>
          </table:table-cell>
          <table:table-cell office:value-type="string" table:style-name="ce3">
            <text:p>OMNIA</text:p>
          </table:table-cell>
          <table:table-cell office:value-type="string" table:style-name="ce3">
            <text:p><text:a xlink:href="https://elec-destock.fr/prises-industrielles/38388-prise-socle-a-encastrer-verrouillable-3pt-32a-femelle-rouge-380-415v-50-60hz-136x125mm-avec-porte-fusible-6h-etanche-ip67-omnia-8001636111308.html">Lien</text:a>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C8</text:p>
          </table:table-cell>
          <table:table-cell office:value-type="string" table:style-name="ce3">
            <text:p>Commutateur modulaire 4P 63A Tracon SVK4-63</text:p>
          </table:table-cell>
          <table:table-cell office:value-type="float" office:value="1" table:style-name="ce3">
            <text:p>1</text:p>
          </table:table-cell>
          <table:table-cell office:value-type="currency" office:value="24.91" table:formula="of:=24.91" table:style-name="ce4">
            <text:p>24,91 €</text:p>
          </table:table-cell>
          <table:table-cell office:value-type="currency" office:value="4.9820000000000002" table:formula="of:=[.D9]*0.2" table:style-name="ce4">
            <text:p>4,98 €</text:p>
          </table:table-cell>
          <table:table-cell office:value-type="currency" office:value="29.891999999999999" table:formula="of:=([.D9]+[.E9])*[.C9]" table:style-name="ce4">
            <text:p>29,8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29.891999999999999" table:formula="of:=[.F9]+[.G9]" table:style-name="ce4">
            <text:p>29,89 €</text:p>
          </table:table-cell>
          <table:table-cell office:value-type="string" table:style-name="ce3">
            <text:p>Adajusa</text:p>
          </table:table-cell>
          <table:table-cell office:value-type="string" table:style-name="ce3">
            <text:p><text:a xlink:href="https://adajusa.fr/fr/interrupteurs-sectionneurs-et-commutateurs-modulaires/22984-commutateur-modulaire-4-poles-63a-tracon-5997374172493.html">Lien</text:a></text:p>
          </table:table-cell>
          <table:table-cell table:number-columns-repeated="16374"/>
        </table:table-row>
        <table:table-row table:style-name="ro4">
          <table:table-cell office:value-type="string" table:style-name="ce3">
            <text:p>C9</text:p>
          </table:table-cell>
          <table:table-cell office:value-type="string" table:style-name="ce3">
            <text:p>Variateur de vitesse monophasé 0,75kW 4A 220V pour moteur à condensateur permanent</text:p>
          </table:table-cell>
          <table:table-cell office:value-type="float" office:value="1" table:style-name="ce3">
            <text:p>1</text:p>
          </table:table-cell>
          <table:table-cell office:value-type="currency" office:value="149.99" table:formula="of:=149.99" table:style-name="ce4">
            <text:p>149,99 €</text:p>
          </table:table-cell>
          <table:table-cell office:value-type="currency" office:value="29.998000000000005" table:formula="of:=[.D10]*0.2" table:style-name="ce4">
            <text:p>30,00 €</text:p>
          </table:table-cell>
          <table:table-cell office:value-type="currency" office:value="179.988" table:formula="of:=([.D10]+[.E10])*[.C10]" table:style-name="ce4">
            <text:p>179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179.988" table:formula="of:=[.F10]+[.G10]" table:style-name="ce4">
            <text:p>179,99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variateur-de-frequence-monophase/6098-variateur-de-vitesse-mono-mono-0-75kw-7a-220v-pour-moteur-condensateur-permanent.html">Lien</text:a></text:p>
          </table:table-cell>
          <table:table-cell table:number-columns-repeated="16374"/>
        </table:table-row>
        <table:table-row table:style-name="ro14">
          <table:table-cell office:value-type="string" table:style-name="ce3">
            <text:p>C10</text:p>
          </table:table-cell>
          <table:table-cell office:value-type="string" table:style-name="ce3">
            <text:p>Commutateur démarrage pour moteur monophasé jusqu'à 1,5 kW, 16 A – CK1008</text:p>
          </table:table-cell>
          <table:table-cell office:value-type="float" office:value="1" table:style-name="ce3">
            <text:p>1</text:p>
          </table:table-cell>
          <table:table-cell office:value-type="currency" office:value="29.99" table:formula="of:=29.99" table:style-name="ce4">
            <text:p>29,99 €</text:p>
          </table:table-cell>
          <table:table-cell office:value-type="currency" office:value="5.9980000000000002" table:formula="of:=[.D11]*0.2" table:style-name="ce4">
            <text:p>6,00 €</text:p>
          </table:table-cell>
          <table:table-cell office:value-type="currency" office:value="35.988" table:formula="of:=([.D11]+[.E11])*[.C11]" table:style-name="ce4">
            <text:p>35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35.988" table:formula="of:=[.F11]+[.G11]" table:style-name="ce4">
            <text:p>35,99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commutateur-de-demarrage-moteur-monophase-ck08/2360-commutateur-demarrage-pour-moteurs-monophases-jusqu-a-15-kw-16-a.html">Lien</text:a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C11</text:p>
          </table:table-cell>
          <table:table-cell office:value-type="string" table:style-name="ce3">
            <text:p>Disjoncteur moteur magnéto-thermique 2,5 à 4A – TM2-E08</text:p>
          </table:table-cell>
          <table:table-cell office:value-type="float" office:value="1" table:style-name="ce3">
            <text:p>1</text:p>
          </table:table-cell>
          <table:table-cell office:value-type="currency" office:value="39.99" table:formula="of:=39.99" table:style-name="ce4">
            <text:p>39,99 €</text:p>
          </table:table-cell>
          <table:table-cell office:value-type="currency" office:value="7.9980000000000011" table:formula="of:=[.D12]*0.2" table:style-name="ce4">
            <text:p>8,00 €</text:p>
          </table:table-cell>
          <table:table-cell office:value-type="currency" office:value="47.988" table:formula="of:=([.D12]+[.E12])*[.C12]" table:style-name="ce4">
            <text:p>47,99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47.988" table:formula="of:=[.F12]+[.G12]" table:style-name="ce4">
            <text:p>47,99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disjoncteur-magneto-thermique-pour-moteur-electrique/2483-disjoncteur-magneto-thermique-tm2-e08-2-5-a-4a-disjoncteur-moteur.html">Lien</text:a></text:p>
          </table:table-cell>
          <table:table-cell table:number-columns-repeated="16374"/>
        </table:table-row>
        <table:table-row table:style-name="ro8">
          <table:table-cell office:value-type="string" table:style-name="ce3">
            <text:p>C12</text:p>
          </table:table-cell>
          <table:table-cell office:value-type="string" table:style-name="ce3">
            <text:p>Câble électrique souple HO7RN-F 3G2,5 MM² au mètre</text:p>
          </table:table-cell>
          <table:table-cell office:value-type="float" office:value="10" table:style-name="ce3">
            <text:p>10</text:p>
          </table:table-cell>
          <table:table-cell office:value-type="currency" office:value="2.5" table:formula="of:=2.5" table:style-name="ce4">
            <text:p>2,50 €</text:p>
          </table:table-cell>
          <table:table-cell office:value-type="currency" office:value="0.5" table:formula="of:=[.D13]*0.2" table:style-name="ce4">
            <text:p>0,50 €</text:p>
          </table:table-cell>
          <table:table-cell office:value-type="currency" office:value="30" table:formula="of:=([.D13]+[.E13])*[.C13]" table:style-name="ce4">
            <text:p>30,00 €</text:p>
          </table:table-cell>
          <table:table-cell office:value-type="currency" office:value="0" table:style-name="ce4">
            <text:p>0,00 €</text:p>
          </table:table-cell>
          <table:table-cell office:value-type="currency" office:value="30" table:formula="of:=[.F13]+[.G13]" table:style-name="ce4">
            <text:p>30,00 €</text:p>
          </table:table-cell>
          <table:table-cell office:value-type="string" table:style-name="ce3">
            <text:p>EM Distribution</text:p>
          </table:table-cell>
          <table:table-cell office:value-type="string" table:style-name="ce3">
            <text:p><text:a xlink:href="https://www.em-distribution.fr/cable-electrique-souple-h05rr-f-et-h07rn-f/2651-cable-electrique-souple-ho7rnf-3g2-5-mm2.html">Lien</text:a></text:p>
          </table:table-cell>
          <table:table-cell table:number-columns-repeated="16374"/>
        </table:table-row>
        <table:table-row table:style-name="ro10">
          <table:table-cell office:value-type="string" table:style-name="ce3">
            <text:p>C13</text:p>
          </table:table-cell>
          <table:table-cell office:value-type="string" table:style-name="ce5">
            <text:p>Armoire de Distribution Industrielle IP66</text:p>
          </table:table-cell>
          <table:table-cell office:value-type="float" office:value="1" table:formula="of:=1" table:style-name="ce3">
            <text:p>1</text:p>
          </table:table-cell>
          <table:table-cell office:value-type="currency" office:value="480.5" table:formula="of:=480.5" table:style-name="ce4">
            <text:p>480,50 €</text:p>
          </table:table-cell>
          <table:table-cell office:value-type="currency" office:value="96.100000000000009" table:formula="of:=[.D14]*0.2" table:style-name="ce4">
            <text:p>96,10 €</text:p>
          </table:table-cell>
          <table:table-cell office:value-type="currency" office:value="576.6" table:formula="of:=([.D14]+[.E14])*[.C14]" table:style-name="ce4">
            <text:p>576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76.6" table:formula="of:=[.G14]+[.F14]" table:style-name="ce4">
            <text:p>576,60 €</text:p>
          </table:table-cell>
          <table:table-cell office:value-type="string" table:style-name="ce3">
            <text:p>Schneider Electric (ou distributeurs locaux) /<text:s/><text:span text:style-name="T1">One-</text:span><text:span text:style-name="T1">Elec.com</text:span></text:p>
          </table:table-cell>
          <table:table-cell office:value-type="string" table:style-name="ce3">
            <text:p>https://www.se.com/fr/fr/product/NSYPLM108G/panelset-coffret-polyester-1056x852x350-ip66-ral-7035/ / https://www.one-elec.com/nsyplm108g-thalassa-plm-coffret-polyester-1056x852x350-ip66-ral-7035-schneider.html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6">
            <text:p>-</text:p>
          </table:table-cell>
          <table:table-cell office:value-type="float" office:value="22" table:formula="of:=SUM([.C2:.C14])" table:style-name="ce6">
            <text:p>22</text:p>
          </table:table-cell>
          <table:table-cell office:value-type="float" office:value="1457.83" table:formula="of:=SUM([.D2:.D14])" table:style-name="ce6">
            <text:p>1457,83</text:p>
          </table:table-cell>
          <table:table-cell office:value-type="float" office:value="291.56600000000003" table:formula="of:=SUM([.E2:.E14])" table:style-name="ce6">
            <text:p>291,566</text:p>
          </table:table-cell>
          <table:table-cell office:value-type="float" office:value="1776.3960000000002" table:formula="of:=SUM([.F2:.F14])" table:style-name="ce6">
            <text:p>1776,396</text:p>
          </table:table-cell>
          <table:table-cell office:value-type="float" office:value="0" table:formula="of:=SUM([.G2:.G14])" table:style-name="ce6">
            <text:p>0</text:p>
          </table:table-cell>
          <table:table-cell office:value-type="float" office:value="1776.3960000000002" table:formula="of:=SUM([.H2:.H14])" table:style-name="ce6">
            <text:p>1776,39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V3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1">
          <table:table-cell office:value-type="string" table:style-name="ce2">
            <text:p>Réf.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Quantité</text:p>
          </table:table-cell>
          <table:table-cell office:value-type="string" table:style-name="ce2">
            <text:p>Marque</text:p>
          </table:table-cell>
          <table:table-cell office:value-type="string" table:style-name="ce2">
            <text:p>Prix HT (€)</text:p>
          </table:table-cell>
          <table:table-cell office:value-type="string" table:style-name="ce2">
            <text:p>TVA (20%)</text:p>
          </table:table-cell>
          <table:table-cell office:value-type="string" table:style-name="ce2">
            <text:p>Prix TTC (€)</text:p>
          </table:table-cell>
          <table:table-cell office:value-type="string" table:style-name="ce2">
            <text:p>Livraison (€)</text:p>
          </table:table-cell>
          <table:table-cell office:value-type="string" table:style-name="ce2">
            <text:p>Prix Total (€)</text:p>
          </table:table-cell>
          <table:table-cell office:value-type="string" table:style-name="ce2">
            <text:p>Lien</text:p>
          </table:table-cell>
          <table:table-cell table:number-columns-repeated="16374"/>
        </table:table-row>
        <table:table-row table:style-name="ro8">
          <table:table-cell office:value-type="float" office:value="1" table:style-name="ce3">
            <text:p>1</text:p>
          </table:table-cell>
          <table:table-cell office:value-type="string" table:style-name="ce7">
            <text:p>Armoire Kit Pack 250 L600 33M – Armoire métallique IP30 à IP55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Schneider Electric</text:p>
          </table:table-cell>
          <table:table-cell office:value-type="currency" office:value="150" table:style-name="ce4">
            <text:p>150,00 €</text:p>
          </table:table-cell>
          <table:table-cell office:value-type="currency" office:value="30" table:formula="of:=[.E2]*0.2" table:style-name="ce4">
            <text:p>30,00 €</text:p>
          </table:table-cell>
          <table:table-cell office:value-type="currency" office:value="180" table:formula="of:=[.E2]+[.F2]" table:style-name="ce4">
            <text:p>18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80" table:formula="of:=[.H2]+[.G2]" table:style-name="ce4">
            <text:p>180,00 €</text:p>
          </table:table-cell>
          <table:table-cell office:value-type="string" table:style-name="ce3">
            <text:p><text:a xlink:href="https://www.one-elec.com/08074-armoire-kit-pack-250-l600-33m-schneider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2" table:style-name="ce3">
            <text:p>2</text:p>
          </table:table-cell>
          <table:table-cell office:value-type="string" table:style-name="ce7">
            <text:p>Disjoncteur modulaire 1P+N 10A courbe C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4.5" table:style-name="ce4">
            <text:p>4,50 €</text:p>
          </table:table-cell>
          <table:table-cell office:value-type="currency" office:value="0.9" table:formula="of:=[.E3]*0.2" table:style-name="ce4">
            <text:p>0,90 €</text:p>
          </table:table-cell>
          <table:table-cell office:value-type="currency" office:value="5.4" table:formula="of:=[.E3]+[.F3]" table:style-name="ce4">
            <text:p>5,4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.4" table:formula="of:=[.H3]+[.G3]" table:style-name="ce4">
            <text:p>5,40 €</text:p>
          </table:table-cell>
          <table:table-cell office:value-type="string" table:style-name="ce3">
            <text:p><text:a xlink:href="https://www.one-elec.com/406775-disjoncteur-dx3-1pn-10a-c-courbe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3" table:style-name="ce3">
            <text:p>3</text:p>
          </table:table-cell>
          <table:table-cell office:value-type="string" table:style-name="ce7">
            <text:p>Disjoncteur modulaire 1P+N 16A courbe C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4.5" table:style-name="ce4">
            <text:p>4,50 €</text:p>
          </table:table-cell>
          <table:table-cell office:value-type="currency" office:value="0.9" table:formula="of:=[.E4]*0.2" table:style-name="ce4">
            <text:p>0,90 €</text:p>
          </table:table-cell>
          <table:table-cell office:value-type="currency" office:value="5.4" table:formula="of:=[.E4]+[.F4]" table:style-name="ce4">
            <text:p>5,4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.4" table:formula="of:=[.H4]+[.G4]" table:style-name="ce4">
            <text:p>5,40 €</text:p>
          </table:table-cell>
          <table:table-cell office:value-type="string" table:style-name="ce3">
            <text:p><text:a xlink:href="https://www.one-elec.com/406777-disjoncteur-dx3-1pn-16a-c-courbe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4" table:style-name="ce3">
            <text:p>4</text:p>
          </table:table-cell>
          <table:table-cell office:value-type="string" table:style-name="ce7">
            <text:p>Disjoncteur modulaire 1P+N 20A courbe C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4.5" table:style-name="ce4">
            <text:p>4,50 €</text:p>
          </table:table-cell>
          <table:table-cell office:value-type="currency" office:value="0.9" table:formula="of:=[.E5]*0.2" table:style-name="ce4">
            <text:p>0,90 €</text:p>
          </table:table-cell>
          <table:table-cell office:value-type="currency" office:value="5.4" table:formula="of:=[.E5]+[.F5]" table:style-name="ce4">
            <text:p>5,4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.4" table:formula="of:=[.H5]+[.G5]" table:style-name="ce4">
            <text:p>5,40 €</text:p>
          </table:table-cell>
          <table:table-cell office:value-type="string" table:style-name="ce3">
            <text:p><text:a xlink:href="https://www.one-elec.com/406778-disjoncteur-dx3-1pn-20a-c-courbe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5" table:style-name="ce3">
            <text:p>5</text:p>
          </table:table-cell>
          <table:table-cell office:value-type="string" table:style-name="ce7">
            <text:p>Disjoncteur modulaire 1P+N 32A courbe C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5" table:style-name="ce4">
            <text:p>5,00 €</text:p>
          </table:table-cell>
          <table:table-cell office:value-type="currency" office:value="1" table:formula="of:=[.E6]*0.2" table:style-name="ce4">
            <text:p>1,00 €</text:p>
          </table:table-cell>
          <table:table-cell office:value-type="currency" office:value="6" table:formula="of:=[.E6]+[.F6]" table:style-name="ce4">
            <text:p>6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6" table:formula="of:=[.H6]+[.G6]" table:style-name="ce4">
            <text:p>6,00 €</text:p>
          </table:table-cell>
          <table:table-cell office:value-type="string" table:style-name="ce3">
            <text:p><text:a xlink:href="https://www.one-elec.com/406780-disjoncteur-dx3-1pn-32a-c-courbe-legrand.html">Voir le produit</text:a></text:p>
          </table:table-cell>
          <table:table-cell table:number-columns-repeated="16374"/>
        </table:table-row>
        <table:table-row table:style-name="ro12">
          <table:table-cell office:value-type="float" office:value="6" table:style-name="ce3">
            <text:p>6</text:p>
          </table:table-cell>
          <table:table-cell office:value-type="string" table:style-name="ce7">
            <text:p>Contacteur 3P 25A AC3 230V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Schneider Electric</text:p>
          </table:table-cell>
          <table:table-cell office:value-type="currency" office:value="25" table:style-name="ce4">
            <text:p>25,00 €</text:p>
          </table:table-cell>
          <table:table-cell office:value-type="currency" office:value="5" table:formula="of:=[.E7]*0.2" table:style-name="ce4">
            <text:p>5,00 €</text:p>
          </table:table-cell>
          <table:table-cell office:value-type="currency" office:value="30" table:formula="of:=[.E7]+[.F7]" table:style-name="ce4">
            <text:p>3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0" table:formula="of:=[.H7]+[.G7]" table:style-name="ce4">
            <text:p>30,00 €</text:p>
          </table:table-cell>
          <table:table-cell office:value-type="string" table:style-name="ce3">
            <text:p><text:a xlink:href="https://www.one-elec.com/LC1D25B7-contacteur-3p-25a-ac3-230v-schneider.html">Voir le produit</text:a></text:p>
          </table:table-cell>
          <table:table-cell table:number-columns-repeated="16374"/>
        </table:table-row>
        <table:table-row table:style-name="ro15">
          <table:table-cell office:value-type="float" office:value="7" table:style-name="ce3">
            <text:p>7</text:p>
          </table:table-cell>
          <table:table-cell office:value-type="string" table:style-name="ce7">
            <text:p>Relais thermique 12-18A pour contacteur LC1D25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Schneider Electric</text:p>
          </table:table-cell>
          <table:table-cell office:value-type="currency" office:value="30" table:style-name="ce4">
            <text:p>30,00 €</text:p>
          </table:table-cell>
          <table:table-cell office:value-type="currency" office:value="6" table:formula="of:=[.E8]*0.2" table:style-name="ce4">
            <text:p>6,00 €</text:p>
          </table:table-cell>
          <table:table-cell office:value-type="currency" office:value="36" table:formula="of:=[.E8]+[.F8]" table:style-name="ce4">
            <text:p>36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6" table:formula="of:=[.H8]+[.G8]" table:style-name="ce4">
            <text:p>36,00 €</text:p>
          </table:table-cell>
          <table:table-cell office:value-type="string" table:style-name="ce3">
            <text:p><text:a xlink:href="https://www.one-elec.com/LR2D23-relai-thermique-12-18a-schneider.html">Voir le produit</text:a></text:p>
          </table:table-cell>
          <table:table-cell table:number-columns-repeated="16374"/>
        </table:table-row>
        <table:table-row table:style-name="ro12">
          <table:table-cell office:value-type="float" office:value="8" table:style-name="ce3">
            <text:p>8</text:p>
          </table:table-cell>
          <table:table-cell office:value-type="string" table:style-name="ce7">
            <text:p>Bornier de connexion 4 mm²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1.5" table:style-name="ce4">
            <text:p>1,50 €</text:p>
          </table:table-cell>
          <table:table-cell office:value-type="currency" office:value="0.30000000000000004" table:formula="of:=[.E9]*0.2" table:style-name="ce4">
            <text:p>0,30 €</text:p>
          </table:table-cell>
          <table:table-cell office:value-type="currency" office:value="1.8" table:formula="of:=[.E9]+[.F9]" table:style-name="ce4">
            <text:p>1,8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.8" table:formula="of:=[.H9]+[.G9]" table:style-name="ce4">
            <text:p>1,80 €</text:p>
          </table:table-cell>
          <table:table-cell office:value-type="string" table:style-name="ce3">
            <text:p><text:a xlink:href="https://www.one-elec.com/048842-bornier-4mm-legrand.html">Voir le produit</text:a></text:p>
          </table:table-cell>
          <table:table-cell table:number-columns-repeated="16374"/>
        </table:table-row>
        <table:table-row table:style-name="ro12">
          <table:table-cell office:value-type="float" office:value="9" table:style-name="ce3">
            <text:p>9</text:p>
          </table:table-cell>
          <table:table-cell office:value-type="string" table:style-name="ce7">
            <text:p>Interrupteur sectionneur 3P 40A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20" table:style-name="ce4">
            <text:p>20,00 €</text:p>
          </table:table-cell>
          <table:table-cell office:value-type="currency" office:value="4" table:formula="of:=[.E10]*0.2" table:style-name="ce4">
            <text:p>4,00 €</text:p>
          </table:table-cell>
          <table:table-cell office:value-type="currency" office:value="24" table:formula="of:=[.E10]+[.F10]" table:style-name="ce4">
            <text:p>24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24" table:formula="of:=[.H10]+[.G10]" table:style-name="ce4">
            <text:p>24,00 €</text:p>
          </table:table-cell>
          <table:table-cell office:value-type="string" table:style-name="ce3">
            <text:p><text:a xlink:href="https://www.one-elec.com/406263-interrupteur-sectionneur-3p-40a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10" table:style-name="ce3">
            <text:p>10</text:p>
          </table:table-cell>
          <table:table-cell office:value-type="string" table:style-name="ce7">
            <text:p>Bloc différentiel 2P 30mA type AC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25" table:style-name="ce4">
            <text:p>25,00 €</text:p>
          </table:table-cell>
          <table:table-cell office:value-type="currency" office:value="5" table:formula="of:=[.E11]*0.2" table:style-name="ce4">
            <text:p>5,00 €</text:p>
          </table:table-cell>
          <table:table-cell office:value-type="currency" office:value="30" table:formula="of:=[.E11]+[.F11]" table:style-name="ce4">
            <text:p>3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0" table:formula="of:=[.H11]+[.G11]" table:style-name="ce4">
            <text:p>30,00 €</text:p>
          </table:table-cell>
          <table:table-cell office:value-type="string" table:style-name="ce3">
            <text:p><text:a xlink:href="https://www.one-elec.com/411650-bloc-differentiel-2p-30ma-type-ac-legrand.html">Voir le produit</text:a></text:p>
          </table:table-cell>
          <table:table-cell table:number-columns-repeated="16374"/>
        </table:table-row>
        <table:table-row table:style-name="ro11">
          <table:table-cell office:value-type="float" office:value="11" table:style-name="ce3">
            <text:p>11</text:p>
          </table:table-cell>
          <table:table-cell office:value-type="string" table:style-name="ce7">
            <text:p>Rail DIN 1 mètre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3" table:style-name="ce4">
            <text:p>3,00 €</text:p>
          </table:table-cell>
          <table:table-cell office:value-type="currency" office:value="0.60000000000000009" table:formula="of:=[.E12]*0.2" table:style-name="ce4">
            <text:p>0,60 €</text:p>
          </table:table-cell>
          <table:table-cell office:value-type="currency" office:value="3.6" table:formula="of:=[.E12]+[.F12]" table:style-name="ce4">
            <text:p>3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.6" table:formula="of:=[.H12]+[.G12]" table:style-name="ce4">
            <text:p>3,60 €</text:p>
          </table:table-cell>
          <table:table-cell office:value-type="string" table:style-name="ce3">
            <text:p><text:a xlink:href="https://www.one-elec.com/004880-rail-din-1m-legrand.html">Voir le produit</text:a></text:p>
          </table:table-cell>
          <table:table-cell table:number-columns-repeated="16374"/>
        </table:table-row>
        <table:table-row table:style-name="ro11">
          <table:table-cell office:value-type="float" office:value="12" table:style-name="ce3">
            <text:p>12</text:p>
          </table:table-cell>
          <table:table-cell office:value-type="string" table:style-name="ce7">
            <text:p>Porte-fusible 10x38 2P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5" table:style-name="ce4">
            <text:p>5,00 €</text:p>
          </table:table-cell>
          <table:table-cell office:value-type="currency" office:value="1" table:formula="of:=[.E13]*0.2" table:style-name="ce4">
            <text:p>1,00 €</text:p>
          </table:table-cell>
          <table:table-cell office:value-type="currency" office:value="6" table:formula="of:=[.E13]+[.F13]" table:style-name="ce4">
            <text:p>6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6" table:formula="of:=[.H13]+[.G13]" table:style-name="ce4">
            <text:p>6,00 €</text:p>
          </table:table-cell>
          <table:table-cell office:value-type="string" table:style-name="ce3">
            <text:p><text:a xlink:href="https://www.one-elec.com/406290-porte-fusible-10x38-2p-legrand.html">Voir le produit</text:a></text:p>
          </table:table-cell>
          <table:table-cell table:number-columns-repeated="16374"/>
        </table:table-row>
        <table:table-row table:style-name="ro12">
          <table:table-cell office:value-type="float" office:value="13" table:style-name="ce3">
            <text:p>13</text:p>
          </table:table-cell>
          <table:table-cell office:value-type="string" table:style-name="ce7">
            <text:p>Fusible 10x38 10A gG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1" table:style-name="ce4">
            <text:p>1,00 €</text:p>
          </table:table-cell>
          <table:table-cell office:value-type="currency" office:value="0.2" table:formula="of:=[.E14]*0.2" table:style-name="ce4">
            <text:p>0,20 €</text:p>
          </table:table-cell>
          <table:table-cell office:value-type="currency" office:value="1.2" table:formula="of:=[.E14]+[.F14]" table:style-name="ce4">
            <text:p>1,2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.2" table:formula="of:=[.H14]+[.G14]" table:style-name="ce4">
            <text:p>1,20 €</text:p>
          </table:table-cell>
          <table:table-cell office:value-type="string" table:style-name="ce3">
            <text:p><text:a xlink:href="https://www.one-elec.com/406295-fusible-10x38-10a-gg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14" table:style-name="ce3">
            <text:p>14</text:p>
          </table:table-cell>
          <table:table-cell office:value-type="string" table:style-name="ce7">
            <text:p>Voyant lumineux LED 230V rouge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3" table:style-name="ce4">
            <text:p>3,00 €</text:p>
          </table:table-cell>
          <table:table-cell office:value-type="currency" office:value="0.60000000000000009" table:formula="of:=[.E15]*0.2" table:style-name="ce4">
            <text:p>0,60 €</text:p>
          </table:table-cell>
          <table:table-cell office:value-type="currency" office:value="3.6" table:formula="of:=[.E15]+[.F15]" table:style-name="ce4">
            <text:p>3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.6" table:formula="of:=[.H15]+[.G15]" table:style-name="ce4">
            <text:p>3,60 €</text:p>
          </table:table-cell>
          <table:table-cell office:value-type="string" table:style-name="ce3">
            <text:p><text:a xlink:href="https://www.one-elec.com/406310-voyant-lumineux-led-230v-rouge-legrand.html">Voir le produit</text:a></text:p>
          </table:table-cell>
          <table:table-cell table:number-columns-repeated="16374"/>
        </table:table-row>
        <table:table-row table:style-name="ro12">
          <table:table-cell office:value-type="float" office:value="15" table:style-name="ce3">
            <text:p>15</text:p>
          </table:table-cell>
          <table:table-cell office:value-type="string" table:style-name="ce7">
            <text:p>Bouton-poussoir NO 230V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3" table:style-name="ce4">
            <text:p>3,00 €</text:p>
          </table:table-cell>
          <table:table-cell office:value-type="currency" office:value="0.60000000000000009" table:formula="of:=[.E16]*0.2" table:style-name="ce4">
            <text:p>0,60 €</text:p>
          </table:table-cell>
          <table:table-cell office:value-type="currency" office:value="3.6" table:formula="of:=[.E16]+[.F16]" table:style-name="ce4">
            <text:p>3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.6" table:formula="of:=[.H16]+[.G16]" table:style-name="ce4">
            <text:p>3,60 €</text:p>
          </table:table-cell>
          <table:table-cell office:value-type="string" table:style-name="ce3">
            <text:p><text:a xlink:href="https://www.one-elec.com/406320-bouton-poussoir-no-230v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16" table:style-name="ce3">
            <text:p>16</text:p>
          </table:table-cell>
          <table:table-cell office:value-type="string" table:style-name="ce7">
            <text:p>Transformateur 230V/24V 63VA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35" table:style-name="ce4">
            <text:p>35,00 €</text:p>
          </table:table-cell>
          <table:table-cell office:value-type="currency" office:value="7" table:formula="of:=[.E17]*0.2" table:style-name="ce4">
            <text:p>7,00 €</text:p>
          </table:table-cell>
          <table:table-cell office:value-type="currency" office:value="42" table:formula="of:=[.E17]+[.F17]" table:style-name="ce4">
            <text:p>42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42" table:formula="of:=[.H17]+[.G17]" table:style-name="ce4">
            <text:p>42,00 €</text:p>
          </table:table-cell>
          <table:table-cell office:value-type="string" table:style-name="ce3">
            <text:p><text:a xlink:href="https://www.one-elec.com/406330-transformateur-230v-24v-63va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17" table:style-name="ce3">
            <text:p>17</text:p>
          </table:table-cell>
          <table:table-cell office:value-type="string" table:style-name="ce7">
            <text:p>Thermostat pour armoire électrique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20" table:style-name="ce4">
            <text:p>20,00 €</text:p>
          </table:table-cell>
          <table:table-cell office:value-type="currency" office:value="4" table:formula="of:=[.E18]*0.2" table:style-name="ce4">
            <text:p>4,00 €</text:p>
          </table:table-cell>
          <table:table-cell office:value-type="currency" office:value="24" table:formula="of:=[.E18]+[.F18]" table:style-name="ce4">
            <text:p>24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24" table:formula="of:=[.H18]+[.G18]" table:style-name="ce4">
            <text:p>24,00 €</text:p>
          </table:table-cell>
          <table:table-cell office:value-type="string" table:style-name="ce3">
            <text:p><text:a xlink:href="https://www.one-elec.com/406340-thermostat-armoire-electrique-legrand.html">Voir le produit</text:a></text:p>
          </table:table-cell>
          <table:table-cell table:number-columns-repeated="16374"/>
        </table:table-row>
        <table:table-row table:style-name="ro15">
          <table:table-cell office:value-type="float" office:value="18" table:style-name="ce3">
            <text:p>18</text:p>
          </table:table-cell>
          <table:table-cell office:value-type="string" table:style-name="ce7">
            <text:p>Ventilateur pour armoire électrique 230V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40" table:style-name="ce4">
            <text:p>40,00 €</text:p>
          </table:table-cell>
          <table:table-cell office:value-type="currency" office:value="8" table:formula="of:=[.E19]*0.2" table:style-name="ce4">
            <text:p>8,00 €</text:p>
          </table:table-cell>
          <table:table-cell office:value-type="currency" office:value="48" table:formula="of:=[.E19]+[.F19]" table:style-name="ce4">
            <text:p>48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48" table:formula="of:=[.H19]+[.G19]" table:style-name="ce4">
            <text:p>48,00 €</text:p>
          </table:table-cell>
          <table:table-cell office:value-type="string" table:style-name="ce3">
            <text:p><text:a xlink:href="https://www.one-elec.com/406350-ventilateur-armoire-electrique-230v-legrand.html">Voir le produit</text:a></text:p>
          </table:table-cell>
          <table:table-cell table:number-columns-repeated="16374"/>
        </table:table-row>
        <table:table-row table:style-name="ro15">
          <table:table-cell office:value-type="float" office:value="19" table:style-name="ce3">
            <text:p>19</text:p>
          </table:table-cell>
          <table:table-cell office:value-type="string" table:style-name="ce7">
            <text:p>Éclairage LED pour armoire électrique 230V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25" table:style-name="ce4">
            <text:p>25,00 €</text:p>
          </table:table-cell>
          <table:table-cell office:value-type="currency" office:value="5" table:formula="of:=[.E20]*0.2" table:style-name="ce4">
            <text:p>5,00 €</text:p>
          </table:table-cell>
          <table:table-cell office:value-type="currency" office:value="30" table:formula="of:=[.E20]+[.F20]" table:style-name="ce4">
            <text:p>3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0" table:formula="of:=[.H20]+[.G20]" table:style-name="ce4">
            <text:p>30,00 €</text:p>
          </table:table-cell>
          <table:table-cell office:value-type="string" table:style-name="ce3">
            <text:p><text:a xlink:href="https://www.one-elec.com/406360-eclairage-led-armoire-electrique-230v-legrand.html">Voir le produit</text:a></text:p>
          </table:table-cell>
          <table:table-cell table:number-columns-repeated="16374"/>
        </table:table-row>
        <table:table-row table:style-name="ro13">
          <table:table-cell office:value-type="float" office:value="20" table:style-name="ce3">
            <text:p>20</text:p>
          </table:table-cell>
          <table:table-cell office:value-type="string" table:style-name="ce7">
            <text:p>Serre-câble pour armoire électrique</text:p>
          </table:table-cell>
          <table:table-cell office:value-type="float" office:value="1" table:formula="of:=1" table:style-name="ce7">
            <text:p>1</text:p>
          </table:table-cell>
          <table:table-cell office:value-type="string" table:style-name="ce3">
            <text:p>Legrand</text:p>
          </table:table-cell>
          <table:table-cell office:value-type="currency" office:value="2" table:style-name="ce4">
            <text:p>2,00 €</text:p>
          </table:table-cell>
          <table:table-cell office:value-type="currency" office:value="0.4" table:formula="of:=[.E21]*0.2" table:style-name="ce4">
            <text:p>0,40 €</text:p>
          </table:table-cell>
          <table:table-cell office:value-type="currency" office:value="2.4" table:formula="of:=[.E21]+[.F21]" table:style-name="ce4">
            <text:p>2,4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2.4" table:formula="of:=[.H21]+[.G21]" table:style-name="ce4">
            <text:p>2,40 €</text:p>
          </table:table-cell>
          <table:table-cell office:value-type="string" table:style-name="ce3">
            <text:p><text:a xlink:href="https://www.one-elec.com/406370-serre-cable-armoire-electrique-legrand.html">Voir le produit</text:a>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6">
            <text:p>-</text:p>
          </table:table-cell>
          <table:table-cell office:value-type="float" office:value="20" table:formula="of:=SUM([.C2:.C21])" table:style-name="ce6">
            <text:p>20</text:p>
          </table:table-cell>
          <table:table-cell office:value-type="string" table:style-name="ce6">
            <text:p>-</text:p>
          </table:table-cell>
          <table:table-cell office:value-type="currency" office:value="407" table:formula="of:=SUM([.E2:.E21])" table:style-name="ce8">
            <text:p>407,00 €</text:p>
          </table:table-cell>
          <table:table-cell office:value-type="currency" office:value="81.400000000000006" table:formula="of:=SUM([.F2:.F21])" table:style-name="ce8">
            <text:p>81,40 €</text:p>
          </table:table-cell>
          <table:table-cell office:value-type="currency" office:value="488.40000000000009" table:formula="of:=SUM([.G2:.G21])" table:style-name="ce8">
            <text:p>488,40 €</text:p>
          </table:table-cell>
          <table:table-cell office:value-type="currency" office:value="0" table:formula="of:=SUM([.H2:.H21])" table:style-name="ce8">
            <text:p>0,00 €</text:p>
          </table:table-cell>
          <table:table-cell office:value-type="currency" office:value="488.40000000000009" table:formula="of:=SUM([.I2:.I21])" table:style-name="ce8">
            <text:p>488,40 €</text:p>
          </table:table-cell>
          <table:table-cell office:value-type="string" table:style-name="ce6">
            <text:p>-</text:p>
          </table:table-cell>
          <table:table-cell table:number-columns-repeated="16374"/>
        </table:table-row>
        <table:table-row table:number-rows-repeated="1048554" table:style-name="ro1">
          <table:table-cell table:number-columns-repeated="16384"/>
        </table:table-row>
      </table:table>
      <table:table table:name="V4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Réf.</text:p>
          </table:table-cell>
          <table:table-cell office:value-type="string" table:style-name="ce2">
            <text:p>Désignation</text:p>
          </table:table-cell>
          <table:table-cell office:value-type="string" table:style-name="ce2">
            <text:p>Qté</text:p>
          </table:table-cell>
          <table:table-cell office:value-type="string" table:style-name="ce2">
            <text:p>Prix HT (€)</text:p>
          </table:table-cell>
          <table:table-cell office:value-type="string" table:style-name="ce2">
            <text:p>TVA (20%)</text:p>
          </table:table-cell>
          <table:table-cell office:value-type="string" table:style-name="ce2">
            <text:p>Prix TTC (€)</text:p>
          </table:table-cell>
          <table:table-cell office:value-type="string" table:style-name="ce2">
            <text:p>Livraison (€)</text:p>
          </table:table-cell>
          <table:table-cell office:value-type="string" table:style-name="ce2">
            <text:p>Prix total (€)</text:p>
          </table:table-cell>
          <table:table-cell office:value-type="string" table:style-name="ce2">
            <text:p>Fournisseur</text:p>
          </table:table-cell>
          <table:table-cell table:number-columns-repeated="16375" table:style-name="ce1"/>
        </table:table-row>
        <table:table-row table:style-name="ro12">
          <table:table-cell office:value-type="string" table:style-name="ce3">
            <text:p>C1</text:p>
          </table:table-cell>
          <table:table-cell office:value-type="string" table:style-name="ce3">
            <text:p>Batterie YETI 12V 100Ah 920A L5 n°36</text:p>
          </table:table-cell>
          <table:table-cell office:value-type="float" office:value="1" table:style-name="ce3">
            <text:p>1</text:p>
          </table:table-cell>
          <table:table-cell office:value-type="currency" office:value="99.99" table:formula="of:=99.99" table:style-name="ce4">
            <text:p>99,99 €</text:p>
          </table:table-cell>
          <table:table-cell office:value-type="currency" office:value="19.998000000000001" table:formula="of:=0.2*[.D2]" table:style-name="ce4">
            <text:p>20,00 €</text:p>
          </table:table-cell>
          <table:table-cell office:value-type="currency" office:value="119.988" table:formula="of:=[.D2]+[.E2]" table:style-name="ce4">
            <text:p>119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19.988" table:formula="of:=[.F2]+[.G2]" table:style-name="ce4">
            <text:p>119,99 €</text:p>
          </table:table-cell>
          <table:table-cell office:value-type="string" table:style-name="ce3">
            <text:p>Carter-Cash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3">
            <text:p>C2</text:p>
          </table:table-cell>
          <table:table-cell office:value-type="string" table:style-name="ce3">
            <text:p>Convertisseur transformateur de tension 12V 220V-110 Allume Cigare</text:p>
          </table:table-cell>
          <table:table-cell office:value-type="float" office:value="1" table:style-name="ce3">
            <text:p>1</text:p>
          </table:table-cell>
          <table:table-cell office:value-type="currency" office:value="24.99" table:formula="of:=24.99" table:style-name="ce4">
            <text:p>24,99 €</text:p>
          </table:table-cell>
          <table:table-cell office:value-type="currency" office:value="4.9980000000000002" table:formula="of:=0.2*[.D3]" table:style-name="ce4">
            <text:p>5,00 €</text:p>
          </table:table-cell>
          <table:table-cell office:value-type="currency" office:value="29.988" table:formula="of:=[.D3]+[.E3]" table:style-name="ce4">
            <text:p>29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29.988" table:formula="of:=[.F3]+[.G3]" table:style-name="ce4">
            <text:p>29,99 €</text:p>
          </table:table-cell>
          <table:table-cell office:value-type="string" table:style-name="ce3">
            <text:p>Cdiscount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3">
            <text:p>C3</text:p>
          </table:table-cell>
          <table:table-cell office:value-type="string" table:style-name="ce3">
            <text:p>Maintien charge automatique 6/12V 1A</text:p>
          </table:table-cell>
          <table:table-cell office:value-type="float" office:value="1" table:style-name="ce3">
            <text:p>1</text:p>
          </table:table-cell>
          <table:table-cell office:value-type="currency" office:value="14.99" table:formula="of:=14.99" table:style-name="ce4">
            <text:p>14,99 €</text:p>
          </table:table-cell>
          <table:table-cell office:value-type="currency" office:value="2.9980000000000002" table:formula="of:=0.2*[.D4]" table:style-name="ce4">
            <text:p>3,00 €</text:p>
          </table:table-cell>
          <table:table-cell office:value-type="currency" office:value="17.988" table:formula="of:=[.D4]+[.E4]" table:style-name="ce4">
            <text:p>17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7.988" table:formula="of:=[.F4]+[.G4]" table:style-name="ce4">
            <text:p>17,99 €</text:p>
          </table:table-cell>
          <table:table-cell office:value-type="string" table:style-name="ce3">
            <text:p>Carter-Cash</text:p>
          </table:table-cell>
          <table:table-cell table:number-columns-repeated="16375" table:style-name="ce1"/>
        </table:table-row>
        <table:table-row table:style-name="ro14">
          <table:table-cell office:value-type="string" table:style-name="ce3">
            <text:p>C4</text:p>
          </table:table-cell>
          <table:table-cell office:value-type="string" table:style-name="ce3">
            <text:p>ComPacT NSX100F - Disjoncteur - MicroLogic 2.2 100A - 3P3D - 36kA – fixe</text:p>
          </table:table-cell>
          <table:table-cell office:value-type="float" office:value="1" table:style-name="ce3">
            <text:p>1</text:p>
          </table:table-cell>
          <table:table-cell office:value-type="currency" office:value="250" table:formula="of:=250" table:style-name="ce4">
            <text:p>250,00 €</text:p>
          </table:table-cell>
          <table:table-cell office:value-type="currency" office:value="50" table:formula="of:=0.2*[.D5]" table:style-name="ce4">
            <text:p>50,00 €</text:p>
          </table:table-cell>
          <table:table-cell office:value-type="currency" office:value="300" table:formula="of:=[.D5]+[.E5]" table:style-name="ce4">
            <text:p>30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00" table:formula="of:=[.F5]+[.G5]" table:style-name="ce4">
            <text:p>300,00 €</text:p>
          </table:table-cell>
          <table:table-cell office:value-type="string" table:style-name="ce3">
            <text:p>Schneider Electric</text:p>
          </table:table-cell>
          <table:table-cell table:number-columns-repeated="16375" table:style-name="ce1"/>
        </table:table-row>
        <table:table-row table:style-name="ro14">
          <table:table-cell office:value-type="string" table:style-name="ce3">
            <text:p>C5</text:p>
          </table:table-cell>
          <table:table-cell office:value-type="string" table:style-name="ce3">
            <text:p>TeSys VCF - Interrupteur-sectionneur 3P - 690V 63A - poignée rouge cadenassable</text:p>
          </table:table-cell>
          <table:table-cell office:value-type="float" office:value="1" table:style-name="ce3">
            <text:p>1</text:p>
          </table:table-cell>
          <table:table-cell office:value-type="currency" office:value="49.99" table:formula="of:=49.99" table:style-name="ce4">
            <text:p>49,99 €</text:p>
          </table:table-cell>
          <table:table-cell office:value-type="currency" office:value="9.9980000000000011" table:formula="of:=0.2*[.D6]" table:style-name="ce4">
            <text:p>10,00 €</text:p>
          </table:table-cell>
          <table:table-cell office:value-type="currency" office:value="59.988" table:formula="of:=[.D6]+[.E6]" table:style-name="ce4">
            <text:p>59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9.988" table:formula="of:=[.F6]+[.G6]" table:style-name="ce4">
            <text:p>59,99 €</text:p>
          </table:table-cell>
          <table:table-cell office:value-type="string" table:style-name="ce3">
            <text:p>Schneider Electric</text:p>
          </table:table-cell>
          <table:table-cell table:number-columns-repeated="16375" table:style-name="ce1"/>
        </table:table-row>
        <table:table-row table:style-name="ro14">
          <table:table-cell office:value-type="string" table:style-name="ce3">
            <text:p>C6</text:p>
          </table:table-cell>
          <table:table-cell office:value-type="string" table:style-name="ce3">
            <text:p>ComPacT NSX100F - Disjoncteur - MicroLogic 2.2 100A - 3P3D - 36kA – fixe</text:p>
          </table:table-cell>
          <table:table-cell office:value-type="float" office:value="1" table:style-name="ce3">
            <text:p>1</text:p>
          </table:table-cell>
          <table:table-cell office:value-type="currency" office:value="250" table:formula="of:=250" table:style-name="ce4">
            <text:p>250,00 €</text:p>
          </table:table-cell>
          <table:table-cell office:value-type="currency" office:value="50" table:formula="of:=0.2*[.D7]" table:style-name="ce4">
            <text:p>50,00 €</text:p>
          </table:table-cell>
          <table:table-cell office:value-type="currency" office:value="300" table:formula="of:=[.D7]+[.E7]" table:style-name="ce4">
            <text:p>300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00" table:formula="of:=[.F7]+[.G7]" table:style-name="ce4">
            <text:p>300,00 €</text:p>
          </table:table-cell>
          <table:table-cell office:value-type="string" table:style-name="ce3">
            <text:p>Schneider Electric</text:p>
          </table:table-cell>
          <table:table-cell table:style-name="ce9"/>
          <table:table-cell table:number-columns-repeated="16374"/>
        </table:table-row>
        <table:table-row table:style-name="ro14">
          <table:table-cell office:value-type="string" table:style-name="ce3">
            <text:p>C7</text:p>
          </table:table-cell>
          <table:table-cell office:value-type="string" table:style-name="ce3">
            <text:p>Prise socle à encastrer verrouillable 3P+T 32A femelle rouge 380-415V 50-60Hz</text:p>
          </table:table-cell>
          <table:table-cell office:value-type="float" office:value="1" table:style-name="ce3">
            <text:p>1</text:p>
          </table:table-cell>
          <table:table-cell office:value-type="currency" office:value="39.99" table:formula="of:=39.99" table:style-name="ce4">
            <text:p>39,99 €</text:p>
          </table:table-cell>
          <table:table-cell office:value-type="currency" office:value="7.9980000000000011" table:formula="of:=0.2*[.D8]" table:style-name="ce4">
            <text:p>8,00 €</text:p>
          </table:table-cell>
          <table:table-cell office:value-type="currency" office:value="47.988" table:formula="of:=[.D8]+[.E8]" table:style-name="ce4">
            <text:p>47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47.988" table:formula="of:=[.F8]+[.G8]" table:style-name="ce4">
            <text:p>47,99 €</text:p>
          </table:table-cell>
          <table:table-cell office:value-type="string" table:style-name="ce3">
            <text:p>OMNIA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3">
            <text:p>C8</text:p>
          </table:table-cell>
          <table:table-cell office:value-type="string" table:style-name="ce3">
            <text:p>Commutateur modulaire 4P 63A Tracon SVK4-63</text:p>
          </table:table-cell>
          <table:table-cell office:value-type="float" office:value="1" table:style-name="ce3">
            <text:p>1</text:p>
          </table:table-cell>
          <table:table-cell office:value-type="currency" office:value="24.91" table:formula="of:=24.91" table:style-name="ce4">
            <text:p>24,91 €</text:p>
          </table:table-cell>
          <table:table-cell office:value-type="currency" office:value="4.9820000000000002" table:formula="of:=0.2*[.D9]" table:style-name="ce4">
            <text:p>4,98 €</text:p>
          </table:table-cell>
          <table:table-cell office:value-type="currency" office:value="29.891999999999999" table:formula="of:=[.D9]+[.E9]" table:style-name="ce4">
            <text:p>29,8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29.891999999999999" table:formula="of:=[.F9]+[.G9]" table:style-name="ce4">
            <text:p>29,89 €</text:p>
          </table:table-cell>
          <table:table-cell office:value-type="string" table:style-name="ce3">
            <text:p>Adajusa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3">
            <text:p>C9</text:p>
          </table:table-cell>
          <table:table-cell office:value-type="string" table:style-name="ce3">
            <text:p>Variateur de vitesse monophasé 0,75kW 4A 220V pour moteur à condensateur permanent</text:p>
          </table:table-cell>
          <table:table-cell office:value-type="float" office:value="1" table:style-name="ce3">
            <text:p>1</text:p>
          </table:table-cell>
          <table:table-cell office:value-type="currency" office:value="149.99" table:formula="of:=149.99" table:style-name="ce4">
            <text:p>149,99 €</text:p>
          </table:table-cell>
          <table:table-cell office:value-type="currency" office:value="29.998000000000005" table:formula="of:=0.2*[.D10]" table:style-name="ce4">
            <text:p>30,00 €</text:p>
          </table:table-cell>
          <table:table-cell office:value-type="currency" office:value="179.988" table:formula="of:=[.D10]+[.E10]" table:style-name="ce4">
            <text:p>179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179.988" table:formula="of:=[.F10]+[.G10]" table:style-name="ce4">
            <text:p>179,99 €</text:p>
          </table:table-cell>
          <table:table-cell office:value-type="string" table:style-name="ce3">
            <text:p>EM Distribution</text:p>
          </table:table-cell>
          <table:table-cell table:number-columns-repeated="16375" table:style-name="ce1"/>
        </table:table-row>
        <table:table-row table:style-name="ro14">
          <table:table-cell office:value-type="string" table:style-name="ce3">
            <text:p>C10</text:p>
          </table:table-cell>
          <table:table-cell office:value-type="string" table:style-name="ce3">
            <text:p>Commutateur démarrage pour moteur monophasé jusqu'à 1,5 kW, 16 A – CK1008</text:p>
          </table:table-cell>
          <table:table-cell office:value-type="float" office:value="1" table:style-name="ce3">
            <text:p>1</text:p>
          </table:table-cell>
          <table:table-cell office:value-type="currency" office:value="29.99" table:formula="of:=29.99" table:style-name="ce4">
            <text:p>29,99 €</text:p>
          </table:table-cell>
          <table:table-cell office:value-type="currency" office:value="5.9980000000000002" table:formula="of:=0.2*[.D11]" table:style-name="ce4">
            <text:p>6,00 €</text:p>
          </table:table-cell>
          <table:table-cell office:value-type="currency" office:value="35.988" table:formula="of:=[.D11]+[.E11]" table:style-name="ce4">
            <text:p>35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5.988" table:formula="of:=[.F11]+[.G11]" table:style-name="ce4">
            <text:p>35,99 €</text:p>
          </table:table-cell>
          <table:table-cell office:value-type="string" table:style-name="ce3">
            <text:p>EM Distribution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3">
            <text:p>C11</text:p>
          </table:table-cell>
          <table:table-cell office:value-type="string" table:style-name="ce3">
            <text:p>Disjoncteur moteur magnéto-thermique 2,5 à 4A – TM2-E08</text:p>
          </table:table-cell>
          <table:table-cell office:value-type="float" office:value="1" table:style-name="ce3">
            <text:p>1</text:p>
          </table:table-cell>
          <table:table-cell office:value-type="currency" office:value="39.99" table:formula="of:=39.99" table:style-name="ce4">
            <text:p>39,99 €</text:p>
          </table:table-cell>
          <table:table-cell office:value-type="currency" office:value="7.9980000000000011" table:formula="of:=0.2*[.D12]" table:style-name="ce4">
            <text:p>8,00 €</text:p>
          </table:table-cell>
          <table:table-cell office:value-type="currency" office:value="47.988" table:formula="of:=[.D12]+[.E12]" table:style-name="ce4">
            <text:p>47,99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47.988" table:formula="of:=[.F12]+[.G12]" table:style-name="ce4">
            <text:p>47,99 €</text:p>
          </table:table-cell>
          <table:table-cell office:value-type="string" table:style-name="ce3">
            <text:p>EM Distribution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3">
            <text:p>C12</text:p>
          </table:table-cell>
          <table:table-cell office:value-type="string" table:style-name="ce3">
            <text:p>Câble électrique souple HO7RN-F 3G2,5 MM² au mètre</text:p>
          </table:table-cell>
          <table:table-cell office:value-type="float" office:value="10" table:style-name="ce3">
            <text:p>10</text:p>
          </table:table-cell>
          <table:table-cell office:value-type="currency" office:value="2.5" table:formula="of:=2.5" table:style-name="ce4">
            <text:p>2,50 €</text:p>
          </table:table-cell>
          <table:table-cell office:value-type="currency" office:value="0.5" table:formula="of:=0.2*[.D13]" table:style-name="ce4">
            <text:p>0,50 €</text:p>
          </table:table-cell>
          <table:table-cell office:value-type="currency" office:value="3" table:formula="of:=[.D13]+[.E13]" table:style-name="ce4">
            <text:p>3,0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3" table:formula="of:=[.F13]+[.G13]" table:style-name="ce4">
            <text:p>3,00 €</text:p>
          </table:table-cell>
          <table:table-cell office:value-type="string" table:style-name="ce3">
            <text:p>EM Distribution</text:p>
          </table:table-cell>
          <table:table-cell table:number-columns-repeated="16375" table:style-name="ce1"/>
        </table:table-row>
        <table:table-row table:style-name="ro13">
          <table:table-cell office:value-type="string" table:style-name="ce3">
            <text:p>C13</text:p>
          </table:table-cell>
          <table:table-cell office:value-type="string" table:style-name="ce3">
            <text:p>Armoire de Distribution Industrielle IP66</text:p>
          </table:table-cell>
          <table:table-cell office:value-type="float" office:value="1" table:style-name="ce3">
            <text:p>1</text:p>
          </table:table-cell>
          <table:table-cell office:value-type="currency" office:value="480.5" table:formula="of:=480.5" table:style-name="ce4">
            <text:p>480,50 €</text:p>
          </table:table-cell>
          <table:table-cell office:value-type="currency" office:value="96.100000000000009" table:formula="of:=0.2*[.D14]" table:style-name="ce4">
            <text:p>96,10 €</text:p>
          </table:table-cell>
          <table:table-cell office:value-type="currency" office:value="576.6" table:formula="of:=[.D14]+[.E14]" table:style-name="ce4">
            <text:p>576,60 €</text:p>
          </table:table-cell>
          <table:table-cell office:value-type="currency" office:value="0" table:formula="of:=0" table:style-name="ce4">
            <text:p>0,00 €</text:p>
          </table:table-cell>
          <table:table-cell office:value-type="currency" office:value="576.6" table:formula="of:=[.F14]+[.G14]" table:style-name="ce4">
            <text:p>576,60 €</text:p>
          </table:table-cell>
          <table:table-cell office:value-type="string" table:style-name="ce3">
            <text:p>One-Ele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6">
            <text:p>-</text:p>
          </table:table-cell>
          <table:table-cell office:value-type="float" office:value="22" table:formula="of:=SUM([.C2:.C14])" table:style-name="ce6">
            <text:p>22</text:p>
          </table:table-cell>
          <table:table-cell office:value-type="currency" office:value="1457.83" table:formula="of:=SUM([.D2:.D14])" table:style-name="ce8">
            <text:p>1 457,83 €</text:p>
          </table:table-cell>
          <table:table-cell office:value-type="currency" office:value="291.56600000000003" table:formula="of:=SUM([.E2:.E14])" table:style-name="ce8">
            <text:p>291,57 €</text:p>
          </table:table-cell>
          <table:table-cell office:value-type="currency" office:value="1749.3960000000002" table:formula="of:=SUM([.F2:.F14])" table:style-name="ce8">
            <text:p>1 749,40 €</text:p>
          </table:table-cell>
          <table:table-cell office:value-type="currency" office:value="0" table:formula="of:=SUM([.G2:.G14])" table:style-name="ce8">
            <text:p>0,00 €</text:p>
          </table:table-cell>
          <table:table-cell office:value-type="currency" office:value="1749.3960000000002" table:formula="of:=SUM([.H2:.H14])" table:style-name="ce8">
            <text:p>1 749,40 €</text:p>
          </table:table-cell>
          <table:table-cell office:value-type="string" table:style-name="ce6">
            <text:p>-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mes New Roman" svg:font-family="&quot;Times New Roman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Jason ALOYAU</dc:creator>
    <meta:creation-date>2009-04-16T11:32:48Z</meta:creation-date>
    <dc:date>2025-05-15T15:01:52Z</dc:date>
    <meta:editing-cycles>12</meta:editing-cycles>
    <meta:editing-duration>PT4699S</meta:editing-duration>
    <meta:user-defined meta:name="Info 1"/>
    <meta:user-defined meta:name="Info 2"/>
    <meta:user-defined meta:name="Info 3"/>
    <meta:user-defined meta:name="Info 4"/>
  </office:meta>
</office:document-meta>
</file>